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aa4" officeooo:paragraph-rsid="00175aa4"/>
    </style:style>
    <style:style style:name="P2" style:family="paragraph" style:parent-style-name="Standard">
      <style:text-properties officeooo:rsid="00184cbe" officeooo:paragraph-rsid="00184cbe"/>
    </style:style>
    <style:style style:name="P3" style:family="paragraph" style:parent-style-name="Standard">
      <style:text-properties officeooo:rsid="00196c7a" officeooo:paragraph-rsid="00196c7a"/>
    </style:style>
    <style:style style:name="P4" style:family="paragraph" style:parent-style-name="Standard">
      <style:text-properties officeooo:rsid="00196c7a" officeooo:paragraph-rsid="00196c7a"/>
    </style:style>
    <style:style style:name="P5" style:family="paragraph" style:parent-style-name="Standard">
      <style:text-properties officeooo:rsid="001a92aa" officeooo:paragraph-rsid="001a92aa"/>
    </style:style>
    <style:style style:name="P6" style:family="paragraph" style:parent-style-name="Standard">
      <style:text-properties officeooo:rsid="001a92aa" officeooo:paragraph-rsid="001b50ee"/>
    </style:style>
    <style:style style:name="T1" style:family="text">
      <style:text-properties officeooo:rsid="001b5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git clone</text:p>
      <text:p text:style-name="P2">2.install Docker</text:p>
      <text:p text:style-name="P1">3. enable Auto start at Boot</text:p>
      <text:p text:style-name="P1"/>
      <text:p text:style-name="P1">sudo systemctl enable docker</text:p>
      <text:p text:style-name="P1">sudo systemctl start docker</text:p>
      <text:p text:style-name="P1"/>
      <text:p text:style-name="P1"/>
      <text:p text:style-name="P1">modify file <text:s/>monitoring-stack.service with direction path to docker-compose.yml</text:p>
      <text:p text:style-name="P1">and cp to /etc/systemd/system/monitoring-stack.service</text:p>
      <text:p text:style-name="P1"/>
      <text:p text:style-name="P1"/>
      <text:p text:style-name="P3">4. create project/crypto_risk_analytics/scr/.env</text:p>
      <text:p text:style-name="P3"/>
      <text:p text:style-name="P3"># InfluxDB</text:p>
      <text:p text:style-name="P3">INFLUX_URL=http://localhost:8086</text:p>
      <text:p text:style-name="P3">INFLUX_TOKEN=&lt;API Token&gt;</text:p>
      <text:p text:style-name="P3">INFLUX_BUCKET=&lt;Bucket&gt;</text:p>
      <text:p text:style-name="P3">INFLUX_ORG=&lt;ORG&gt;</text:p>
      <text:p text:style-name="P3"/>
      <text:p text:style-name="P3"/>
      <text:p text:style-name="P5">5.set cron job for InfluxDB_Update</text:p>
      <text:p text:style-name="P5"/>
      <text:p text:style-name="P5">cli</text:p>
      <text:p text:style-name="P5"><text:span text:style-name="Source_20_Text">crontab -e</text:span></text:p>
      <text:p text:style-name="P5"><text:span text:style-name="Source_20_Text"/></text:p>
      <text:p text:style-name="P5"><text:span text:style-name="Source_20_Text">set</text:span></text:p>
      <text:p text:style-name="P5"><text:span text:style-name="Source_20_Text">0 2 * * * /usr/bin/python3 /path/to/InfluxDB_update.py &gt;&gt; /path/to/update.log 2&gt;&amp;1</text:span></text:p>
      <text:p text:style-name="P5"><text:span text:style-name="Source_20_Text"/></text:p>
      <text:p text:style-name="P6"><text:span text:style-name="Source_20_Text"><text:span text:style-name="T1">@reboot</text:span></text:span><text:span text:style-name="Source_20_Text"> /usr/bin/python3 /path/to/InfluxDB_update.py &gt;&gt; /path/to/update.log 2&gt;&amp;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2:30:21.125669012</meta:creation-date>
    <dc:date>2025-08-31T14:10:15.506793342</dc:date>
    <meta:editing-duration>PT14M2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66" meta:character-count="608" meta:non-whitespace-character-count="560"/>
  </office:meta>
</office:document-meta>
</file>